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2.609cm"/>
    </style:style>
    <style:style style:name="Таблица1.B" style:family="table-column">
      <style:table-column-properties style:column-width="5.092cm"/>
    </style:style>
    <style:style style:name="Таблица1.C" style:family="table-column">
      <style:table-column-properties style:column-width="4.655cm"/>
    </style:style>
    <style:style style:name="Таблица1.D" style:family="table-column">
      <style:table-column-properties style:column-width="4.653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fo:font-size="11pt" officeooo:rsid="001a2bbf" officeooo:paragraph-rsid="001a2bbf" style:font-size-asian="11pt" style:font-size-complex="11pt"/>
    </style:style>
    <style:style style:name="P2" style:family="paragraph" style:parent-style-name="Preformatted_20_Text">
      <style:text-properties fo:color="#000000" fo:language="en" fo:country="US" officeooo:rsid="001dedf3" officeooo:paragraph-rsid="001dedf3"/>
    </style:style>
    <style:style style:name="P3" style:family="paragraph" style:parent-style-name="Preformatted_20_Text">
      <style:text-properties fo:color="#8b8df9" fo:language="ru" fo:country="RU" officeooo:rsid="001bf707" officeooo:paragraph-rsid="001a2bbf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1pt" style:font-size-asian="11pt" style:font-size-complex="11pt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8" style:family="paragraph" style:parent-style-name="Standard">
      <style:text-properties fo:language="en" fo:country="US" officeooo:rsid="001dedf3" officeooo:paragraph-rsid="001dedf3"/>
    </style:style>
    <style:style style:name="P9" style:family="paragraph" style:parent-style-name="Standard">
      <style:text-properties fo:language="en" fo:country="US" officeooo:rsid="001fbae2" officeooo:paragraph-rsid="001fbae2"/>
    </style:style>
    <style:style style:name="P10" style:family="paragraph" style:parent-style-name="Standard">
      <style:text-properties officeooo:rsid="001045a2" officeooo:paragraph-rsid="001045a2"/>
    </style:style>
    <style:style style:name="P11" style:family="paragraph" style:parent-style-name="Standard">
      <style:text-properties officeooo:paragraph-rsid="00130f6e"/>
    </style:style>
    <style:style style:name="P12" style:family="paragraph" style:parent-style-name="Standard">
      <style:text-properties officeooo:rsid="00144471" officeooo:paragraph-rsid="00144471"/>
    </style:style>
    <style:style style:name="P13" style:family="paragraph" style:parent-style-name="Standard">
      <style:text-properties officeooo:rsid="001a2bbf" officeooo:paragraph-rsid="001a2bbf"/>
    </style:style>
    <style:style style:name="P14" style:family="paragraph" style:parent-style-name="Standard">
      <style:text-properties officeooo:rsid="001bf707" officeooo:paragraph-rsid="001bf707"/>
    </style:style>
    <style:style style:name="P15" style:family="paragraph" style:parent-style-name="Standard">
      <style:text-properties officeooo:paragraph-rsid="001dedf3"/>
    </style:style>
    <style:style style:name="P16" style:family="paragraph" style:parent-style-name="Standard">
      <style:text-properties fo:font-style="italic" officeooo:paragraph-rsid="001dedf3" style:font-style-asian="italic" style:font-style-complex="italic"/>
    </style:style>
    <style:style style:name="P17" style:family="paragraph" style:parent-style-name="Standard">
      <style:text-properties fo:color="#000000" fo:language="ru" fo:country="RU" fo:font-weight="normal" officeooo:rsid="001ece50" officeooo:paragraph-rsid="001ece50" style:font-weight-asian="normal" style:font-weight-complex="normal"/>
    </style:style>
    <style:style style:name="P18" style:family="paragraph" style:parent-style-name="Standard">
      <style:text-properties fo:color="#000000" fo:language="ru" fo:country="RU" fo:font-weight="normal" officeooo:rsid="001ece50" officeooo:paragraph-rsid="001fbae2" style:font-weight-asian="normal" style:font-weight-complex="normal"/>
    </style:style>
    <style:style style:name="P19" style:family="paragraph" style:parent-style-name="Standard">
      <style:text-properties fo:color="#000000" fo:language="ru" fo:country="RU" fo:font-weight="normal" officeooo:rsid="001045a2" officeooo:paragraph-rsid="001ece50" style:font-weight-asian="normal" style:font-weight-complex="normal"/>
    </style:style>
    <style:style style:name="P20" style:family="paragraph" style:parent-style-name="Standard">
      <style:text-properties fo:color="#000000" fo:language="ru" fo:country="RU" fo:font-weight="normal" officeooo:rsid="002092c1" officeooo:paragraph-rsid="00227266" style:font-weight-asian="normal" style:font-weight-complex="normal"/>
    </style:style>
    <style:style style:name="P21" style:family="paragraph" style:parent-style-name="Standard">
      <style:text-properties fo:color="#000000" fo:language="ru" fo:country="RU" fo:font-weight="normal" officeooo:rsid="00227266" officeooo:paragraph-rsid="00227266" style:font-weight-asian="normal" style:font-weight-complex="normal"/>
    </style:style>
    <style:style style:name="P22" style:family="paragraph" style:parent-style-name="Standard">
      <style:text-properties fo:color="#000000" fo:language="ru" fo:country="RU" officeooo:rsid="001dedf3" officeooo:paragraph-rsid="001dedf3"/>
    </style:style>
    <style:style style:name="P23" style:family="paragraph" style:parent-style-name="Standard">
      <style:text-properties fo:color="#000000" fo:language="ru" fo:country="RU" officeooo:rsid="001dedf3" officeooo:paragraph-rsid="001ece50"/>
    </style:style>
    <style:style style:name="P24" style:family="paragraph" style:parent-style-name="Standard">
      <style:text-properties fo:color="#000000" fo:language="ru" fo:country="RU" fo:font-style="italic" officeooo:rsid="001dedf3" officeooo:paragraph-rsid="001ece50" style:font-style-asian="italic" style:font-style-complex="italic"/>
    </style:style>
    <style:style style:name="P25" style:family="paragraph" style:parent-style-name="Standard">
      <style:text-properties fo:color="#000000" fo:language="ru" fo:country="RU" fo:font-weight="bold" officeooo:rsid="001ece50" officeooo:paragraph-rsid="001ece50" style:font-weight-asian="bold" style:font-weight-complex="bold"/>
    </style:style>
    <style:style style:name="P26" style:family="paragraph" style:parent-style-name="Standard">
      <style:text-properties fo:color="#000000" fo:language="en" fo:country="US" fo:font-weight="normal" officeooo:rsid="001fbae2" officeooo:paragraph-rsid="001fbae2" style:font-weight-asian="normal" style:font-weight-complex="normal"/>
    </style:style>
    <style:style style:name="P27" style:family="paragraph" style:parent-style-name="Standard">
      <style:text-properties fo:color="#000000" fo:language="en" fo:country="US" officeooo:rsid="001dedf3" officeooo:paragraph-rsid="001dedf3"/>
    </style:style>
    <style:style style:name="P28" style:family="paragraph" style:parent-style-name="Standard">
      <style:text-properties fo:language="ru" fo:country="RU" officeooo:rsid="000dc74c" officeooo:paragraph-rsid="000dc74c"/>
    </style:style>
    <style:style style:name="P29" style:family="paragraph" style:parent-style-name="Standard">
      <style:paragraph-properties fo:text-align="end" style:justify-single-word="false"/>
      <style:text-properties fo:language="ru" fo:country="RU" officeooo:rsid="000dc74c" officeooo:paragraph-rsid="000dc74c"/>
    </style:style>
    <style:style style:name="P30" style:family="paragraph" style:parent-style-name="Standard">
      <style:text-properties fo:language="ru" fo:country="RU" officeooo:rsid="001045a2" officeooo:paragraph-rsid="001045a2"/>
    </style:style>
    <style:style style:name="P31" style:family="paragraph" style:parent-style-name="Standard">
      <style:text-properties fo:language="ru" fo:country="RU" officeooo:rsid="00130f6e" officeooo:paragraph-rsid="00130f6e"/>
    </style:style>
    <style:style style:name="P32" style:family="paragraph" style:parent-style-name="Standard">
      <style:text-properties fo:language="ru" fo:country="RU" officeooo:rsid="00169110" officeooo:paragraph-rsid="00169110"/>
    </style:style>
    <style:style style:name="P33" style:family="paragraph" style:parent-style-name="Standard">
      <style:text-properties fo:language="ru" fo:country="RU" officeooo:rsid="000ed9cd" officeooo:paragraph-rsid="000ed9cd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de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83d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de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officeooo:rsid="00169110" officeooo:paragraph-rsid="00169110"/>
    </style:style>
    <style:style style:name="P43" style:family="paragraph" style:parent-style-name="Standard">
      <style:paragraph-properties fo:break-before="page"/>
      <style:text-properties fo:language="ru" fo:country="RU" officeooo:rsid="00169110" officeooo:paragraph-rsid="00169110"/>
    </style:style>
    <style:style style:name="P44" style:family="paragraph" style:parent-style-name="Standard" style:list-style-name="L1">
      <style:text-properties fo:language="ru" fo:country="RU" officeooo:rsid="000dc74c" officeooo:paragraph-rsid="000dc74c"/>
    </style:style>
    <style:style style:name="P45" style:family="paragraph" style:parent-style-name="Standard" style:list-style-name="L2">
      <style:text-properties fo:language="ru" fo:country="RU" officeooo:rsid="000dc74c" officeooo:paragraph-rsid="000dc74c"/>
    </style:style>
    <style:style style:name="P46" style:family="paragraph" style:parent-style-name="Standard" style:list-style-name="L2">
      <style:text-properties fo:language="ru" fo:country="RU" officeooo:rsid="001045a2" officeooo:paragraph-rsid="001045a2"/>
    </style:style>
    <style:style style:name="P47" style:family="paragraph" style:parent-style-name="Standard" style:list-style-name="L3">
      <style:text-properties fo:language="ru" fo:country="RU" officeooo:rsid="001045a2" officeooo:paragraph-rsid="002a0818"/>
    </style:style>
    <style:style style:name="P48" style:family="paragraph" style:parent-style-name="Standard" style:list-style-name="L4">
      <style:text-properties fo:language="ru" fo:country="RU" officeooo:rsid="001045a2" officeooo:paragraph-rsid="00130f6e"/>
    </style:style>
    <style:style style:name="P49" style:family="paragraph" style:parent-style-name="Standard" style:list-style-name="L3">
      <style:text-properties officeooo:rsid="001045a2" officeooo:paragraph-rsid="001045a2"/>
    </style:style>
    <style:style style:name="P50" style:family="paragraph" style:parent-style-name="Standard" style:list-style-name="L4">
      <style:text-properties officeooo:rsid="001045a2" officeooo:paragraph-rsid="00130f6e"/>
    </style:style>
    <style:style style:name="P51" style:family="paragraph" style:parent-style-name="Standard" style:list-style-name="L4">
      <style:text-properties fo:language="en" fo:country="US" officeooo:rsid="001045a2" officeooo:paragraph-rsid="002a0818"/>
    </style:style>
    <style:style style:name="P52" style:family="paragraph" style:parent-style-name="Standard">
      <style:text-properties officeooo:paragraph-rsid="002d1db2"/>
    </style:style>
    <style:style style:name="P53" style:family="paragraph" style:parent-style-name="Standard" style:list-style-name="L5">
      <style:text-properties officeooo:rsid="002d1db2" officeooo:paragraph-rsid="002d1db2"/>
    </style:style>
    <style:style style:name="P54" style:family="paragraph" style:parent-style-name="Standard" style:list-style-name="L5">
      <style:text-properties officeooo:paragraph-rsid="002d1db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357f"/>
    </style:style>
    <style:style style:name="T3" style:family="text">
      <style:text-properties fo:language="ru" fo:country="RU" officeooo:rsid="00130f6e"/>
    </style:style>
    <style:style style:name="T4" style:family="text">
      <style:text-properties fo:language="ru" fo:country="RU" officeooo:rsid="00144471"/>
    </style:style>
    <style:style style:name="T5" style:family="text">
      <style:text-properties fo:language="ru" fo:country="RU" officeooo:rsid="0015c8c0"/>
    </style:style>
    <style:style style:name="T6" style:family="text">
      <style:text-properties fo:language="ru" fo:country="RU" officeooo:rsid="0015dbd9"/>
    </style:style>
    <style:style style:name="T7" style:family="text">
      <style:text-properties fo:language="ru" fo:country="RU" officeooo:rsid="001bf707"/>
    </style:style>
    <style:style style:name="T8" style:family="text">
      <style:text-properties fo:language="ru" fo:country="RU" officeooo:rsid="001dedf3"/>
    </style:style>
    <style:style style:name="T9" style:family="text">
      <style:text-properties fo:language="ru" fo:country="RU" officeooo:rsid="001ece50"/>
    </style:style>
    <style:style style:name="T10" style:family="text">
      <style:text-properties fo:language="ru" fo:country="RU" officeooo:rsid="001fbae2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1045a2" style:font-weight-asian="bold" style:font-weight-complex="bold"/>
    </style:style>
    <style:style style:name="T13" style:family="text">
      <style:text-properties fo:language="ru" fo:country="RU" fo:font-weight="bold" officeooo:rsid="00130f6e" style:font-weight-asian="bold" style:font-weight-complex="bold"/>
    </style:style>
    <style:style style:name="T14" style:family="text">
      <style:text-properties fo:language="ru" fo:country="RU" officeooo:rsid="002a0818"/>
    </style:style>
    <style:style style:name="T15" style:family="text">
      <style:text-properties fo:language="ru" fo:country="RU" officeooo:rsid="002e9b4d"/>
    </style:style>
    <style:style style:name="T16" style:family="text">
      <style:text-properties fo:language="ru" fo:country="RU" officeooo:rsid="00319bf3"/>
    </style:style>
    <style:style style:name="T17" style:family="text">
      <style:text-properties officeooo:rsid="001045a2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30f6e"/>
    </style:style>
    <style:style style:name="T20" style:family="text">
      <style:text-properties fo:language="en" fo:country="US" officeooo:rsid="00144471"/>
    </style:style>
    <style:style style:name="T21" style:family="text">
      <style:text-properties fo:language="en" fo:country="US" officeooo:rsid="001dedf3"/>
    </style:style>
    <style:style style:name="T22" style:family="text">
      <style:text-properties fo:language="en" fo:country="US" officeooo:rsid="001045a2"/>
    </style:style>
    <style:style style:name="T23" style:family="text">
      <style:text-properties fo:language="en" fo:country="US" fo:font-weight="bold" officeooo:rsid="001fbae2" style:font-weight-asian="bold" style:font-weight-complex="bold"/>
    </style:style>
    <style:style style:name="T24" style:family="text">
      <style:text-properties fo:language="en" fo:country="US" officeooo:rsid="002a0818"/>
    </style:style>
    <style:style style:name="T25" style:family="text">
      <style:text-properties fo:color="#000000"/>
    </style:style>
    <style:style style:name="T26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officeooo:rsid="001dedf3"/>
    </style:style>
    <style:style style:name="T29" style:family="text">
      <style:text-properties fo:color="#000000" fo:language="ru" fo:country="RU" officeooo:rsid="001bf707"/>
    </style:style>
    <style:style style:name="T30" style:family="text">
      <style:text-properties fo:color="#000000" fo:language="en" fo:country="US" officeooo:rsid="001dedf3"/>
    </style:style>
    <style:style style:name="T31" style:family="text">
      <style:text-properties fo:color="#646482"/>
    </style:style>
    <style:style style:name="T32" style:family="text">
      <style:text-properties fo:color="#646482" fo:language="ru" fo:country="RU" officeooo:rsid="001bf707"/>
    </style:style>
    <style:style style:name="T33" style:family="text">
      <style:text-properties fo:color="#646482" fo:font-weight="bold" style:font-weight-asian="bold" style:font-weight-complex="bold"/>
    </style:style>
    <style:style style:name="T34" style:family="text">
      <style:text-properties fo:color="#f08acd" fo:language="ru" fo:country="RU"/>
    </style:style>
    <style:style style:name="T35" style:family="text">
      <style:text-properties fo:color="#f08acd" fo:language="ru" fo:country="RU" officeooo:rsid="001bf707"/>
    </style:style>
    <style:style style:name="T36" style:family="text">
      <style:text-properties fo:color="#a1467e"/>
    </style:style>
    <style:style style:name="T37" style:family="text">
      <style:text-properties fo:color="#a1467e" fo:language="ru" fo:country="RU"/>
    </style:style>
    <style:style style:name="T38" style:family="text">
      <style:text-properties fo:color="#a1467e" fo:font-size="11pt" fo:language="ru" fo:country="RU" officeooo:rsid="001bf707" style:font-size-asian="11pt" style:font-size-complex="11pt"/>
    </style:style>
    <style:style style:name="T39" style:family="text">
      <style:text-properties fo:color="#3465a4"/>
    </style:style>
    <style:style style:name="T40" style:family="text">
      <style:text-properties fo:color="#3465a4" fo:language="ru" fo:country="RU" officeooo:rsid="001bf707"/>
    </style:style>
    <style:style style:name="T41" style:family="text">
      <style:text-properties style:text-underline-style="none"/>
    </style:style>
    <style:style style:name="T42" style:family="text">
      <style:text-properties officeooo:rsid="001fbae2"/>
    </style:style>
    <style:style style:name="T43" style:family="text">
      <style:text-properties fo:color="#58c5ff" fo:font-style="italic"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fbae2" style:font-weight-asian="bold" style:font-weight-complex="bold"/>
    </style:style>
    <style:style style:name="T46" style:family="text">
      <style:text-properties officeooo:rsid="00227266"/>
    </style:style>
    <style:style style:name="T47" style:family="text">
      <style:text-properties officeooo:rsid="002a08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624592779431579614" text:style-name="L1">
        <text:list-item>
          <text:p text:style-name="P44">Задача: Написать редактор автоматизированного создания файлов виджетов для требуемых типов устройств.</text:p>
        </text:list-item>
      </text:list>
      <text:p text:style-name="P29"/>
      <text:p text:style-name="P28">Описание: Данный<text:tab/>редактор предназначен для автоматизации и ускорения создания файлов виджетов новых устройств и должен позволять:</text:p>
      <text:p text:style-name="P28"/>
      <text:list xml:id="list3144286123324671103" text:style-name="L2">
        <text:list-item>
          <text:p text:style-name="P45">выбирать типы устройств, для которых создаются виджеты</text:p>
        </text:list-item>
        <text:list-item>
          <text:p text:style-name="P45">выбирать поля, требуемые для отображения в виджете</text:p>
        </text:list-item>
        <text:list-item>
          <text:p text:style-name="P45">формировать файл по заданным условиям</text:p>
        </text:list-item>
        <text:list-item>
          <text:p text:style-name="P45">просматривать текущие созданные файлы</text:p>
        </text:list-item>
        <text:list-item>
          <text:p text:style-name="P45">редактировать ранее созданные файлы</text:p>
        </text:list-item>
        <text:list-item>
          <text:p text:style-name="P45">отображать редактируемый файл с возможностью редактирования</text:p>
        </text:list-item>
        <text:list-item>
          <text:p text:style-name="P46">сохранять свои настройки</text:p>
        </text:list-item>
      </text:list>
      <text:p text:style-name="P30"/>
      <text:p text:style-name="P30">Описание работы редактора:</text:p>
      <text:p text:style-name="P30"/>
      <text:p text:style-name="P10"><text:span text:style-name="T1">Перед началом работы необходимо </text:span><text:span text:style-name="T2">настроить</text:span><text:span text:style-name="T1"> редактор: </text:span></text:p>
      <text:list xml:id="list2237108928291672285" text:style-name="L3">
        <text:list-item>
          <text:p text:style-name="P47">указать расположение папки, <text:span text:style-name="T47">содержащей файл IntegraPlanetEarth.exe</text:span> <text:span text:style-name="T47">в каталоге приложения </text:span><text:span text:style-name="T24">Integra Planet Earth</text:span></text:p>
        </text:list-item>
        <text:list-item>
          <text:p text:style-name="P49"><text:span text:style-name="T1">указать расположение файла «</text:span><text:span text:style-name="T18">typedef.json</text:span><text:span text:style-name="T1">»</text:span></text:p>
        </text:list-item>
      </text:list>
      <text:p text:style-name="P31"/>
      <text:p text:style-name="P31">Во время запуска редактор должен считать и разобрать 2 файла :</text:p>
      <text:list xml:id="list80522972309357948" text:style-name="L4">
        <text:list-item>
          <text:p text:style-name="P51"><text:span text:style-name="T1">«views.js», </text:span><text:span text:style-name="T3">расположенный по пути </text:span><text:span text:style-name="T1">«./qml/SensorView/</text:span><text:span text:style-name="T3">scripts</text:span><text:span text:style-name="T1">» </text:span><text:span text:style-name="T14">в каталоге приложения </text:span><text:span text:style-name="T47">Integra Planet Earth</text:span></text:p>
        </text:list-item>
        <text:list-item>
          <text:p text:style-name="P50"><text:span text:style-name="T1">«</text:span><text:span text:style-name="T18">typedef.json</text:span><text:span text:style-name="T1">», </text:span><text:span text:style-name="T3">по указанному в настройках пути</text:span></text:p>
          <text:p text:style-name="P48"/>
        </text:list-item>
      </text:list>
      <text:p text:style-name="P11"><text:span text:style-name="T3"><text:tab/>Разбор первого файла сводится к его чтению и формированию </text:span><text:span text:style-name="T19">JSON </text:span><text:span text:style-name="T3">объекта, который содержит в себе структуру соответствия файлов виджетов типам устройств. Далее формируется список типов, для который существуют файлы виджетов.</text:span></text:p>
      <text:p text:style-name="P11"><text:span text:style-name="T3"><text:tab/></text:span><text:span text:style-name="T10">Формат тела файла: <text:s/></text:span><text:span text:style-name="T23">var </text:span><text:span text:style-name="T43">personal</text:span><text:span text:style-name="T33"> </text:span><text:span text:style-name="T44">=</text:span><text:span text:style-name="T33"> </text:span><text:span text:style-name="T44">{...</text:span><text:span text:style-name="T23">}</text:span></text:p>
      <text:p text:style-name="P9"/>
      <text:p text:style-name="P52"><text:span text:style-name="T3"><text:tab/>Разбор второго файла сводится к его чтению и формированию </text:span><text:span text:style-name="T19">JSON </text:span><text:span text:style-name="T3">объекта, содержащего описание типов. Далее формируется список типов устройств, исключая: </text:span></text:p>
      <text:list xml:id="list6671539706125108670" text:style-name="L5">
        <text:list-item>
          <text:p text:style-name="P53"><text:span text:style-name="T1">абстрактные (т. е. которые </text:span><text:span text:style-name="T3">содержат аттрибут "abstract": "true"</text:span><text:span text:style-name="T1">)</text:span></text:p>
        </text:list-item>
        <text:list-item>
          <text:p text:style-name="P53"><text:span text:style-name="T15">в</text:span><text:span text:style-name="T3"> наследованиях типа </text:span><text:span text:style-name="T1">нету</text:span><text:span text:style-name="T3"> </text:span><text:span text:style-name="T1">ни </text:span><text:span text:style-name="T3">тип</text:span><text:span text:style-name="T1">а</text:span><text:span text:style-name="T3"> "SpatialObject" </text:span><text:span text:style-name="T1">ни</text:span><text:span text:style-name="T3"> <text:s/>"MoveableObject"</text:span></text:p>
        </text:list-item>
        <text:list-item>
          <text:p text:style-name="P54"><text:span text:style-name="T3">типы, собранные в результате разбора 1 файла </text:span><text:span text:style-name="T16">(т. е. для которых еще не создано виджета)</text:span><text:span text:style-name="T3">.</text:span></text:p>
        </text:list-item>
      </text:list>
      <text:p text:style-name="P31"/>
      <text:p text:style-name="P12"><text:span text:style-name="T3">Н</text:span><text:span text:style-name="T1">ачало работы.</text:span></text:p>
      <text:p text:style-name="P11"><text:span text:style-name="T3"><text:tab/></text:span><text:span text:style-name="T4">После запуска редактора в регионе «Доступные типы» </text:span><text:span text:style-name="T20">(</text:span><text:span text:style-name="T4">см. схему интерфейса</text:span><text:span text:style-name="T20">) </text:span><text:span text:style-name="T4">должны отобразится все типы, собранные после разбора файлов. Отображение типов должно быть представлено в виде списка с возможностью поиска и многократного выбора записей. </text:span><text:span text:style-name="T5">В <text:s/>первую очередь пользователь взаимодействует с этим списком, выбирая типы, для которых необходимо создать файл виджета отображения. После выбора типов в регионе интерфейса «Доступные поля» должны отобразится все доступные общие поля для выбранных типов устройств. Представление полей должно быть в виде списка без поиска с возможностью выбирать одно или несколько полей, установив напротив него флаг выбора. </text:span><text:span text:style-name="T6">При выборе поля мышкой в регионе интерфейса «Свойства поля» должны отобразится варианты отображения поля на виджете с настройкой параметров для каждого из вариантов.</text:span></text:p>
      <text:p text:style-name="P43">Доступные варианты полей и их параметр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5">Текстовое </text:p>
          </table:table-cell>
          <table:table-cell table:style-name="Таблица1.B1" office:value-type="string">
            <text:p text:style-name="P34"/>
          </table:table-cell>
          <table:table-cell table:style-name="Таблица1.B1" office:value-type="string">
            <text:p text:style-name="P34"/>
          </table:table-cell>
          <table:table-cell table:style-name="Таблица1.D1" office:value-type="string">
            <text:p text:style-name="P34"/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2" office:value-type="string">
            <text:p text:style-name="P35">Индекс поля </text:p>
          </table:table-cell>
          <table:table-cell table:style-name="Таблица1.B2" office:value-type="string">
            <text:p text:style-name="P36">Целое</text:p>
          </table:table-cell>
          <table:table-cell table:style-name="Таблица1.D2" office:value-type="string">
            <text:p text:style-name="P36">Обязательно</text:p>
          </table:table-cell>
        </table:table-row>
        <table:table-row>
          <table:table-cell table:style-name="Таблица1.A3" office:value-type="string">
            <text:p text:style-name="P34"/>
          </table:table-cell>
          <table:table-cell table:style-name="Таблица1.B3" office:value-type="string">
            <text:p text:style-name="P38">Подпись поля(ед.изм)</text:p>
          </table:table-cell>
          <table:table-cell table:style-name="Таблица1.B3" office:value-type="string">
            <text:p text:style-name="P40">Строка</text:p>
          </table:table-cell>
          <table:table-cell table:style-name="Таблица1.D3" office:value-type="string">
            <text:p text:style-name="P40">Опционально</text:p>
          </table:table-cell>
        </table:table-row>
        <table:table-row>
          <table:table-cell table:style-name="Таблица1.A1" office:value-type="string">
            <text:p text:style-name="P38">Аналоговое </text:p>
          </table:table-cell>
          <table:table-cell table:style-name="Таблица1.B1" office:value-type="string">
            <text:p text:style-name="P38">Индекс поля </text:p>
          </table:table-cell>
          <table:table-cell table:style-name="Таблица1.B1" office:value-type="string">
            <text:p text:style-name="P40">Целое</text:p>
          </table:table-cell>
          <table:table-cell table:style-name="Таблица1.D1" office:value-type="string">
            <text:p text:style-name="P36">Обязательно</text:p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B2" office:value-type="string">
            <text:p text:style-name="P38">Подпись поля(ед.изм)</text:p>
          </table:table-cell>
          <table:table-cell table:style-name="Таблица1.B2" office:value-type="string">
            <text:p text:style-name="P40">Строка</text:p>
          </table:table-cell>
          <table:table-cell table:style-name="Таблица1.D2" office:value-type="string">
            <text:p text:style-name="P40">Опционально</text:p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B2" office:value-type="string">
            <text:p text:style-name="P38">Показывать нижнюю границу</text:p>
          </table:table-cell>
          <table:table-cell table:style-name="Таблица1.B2" office:value-type="string">
            <text:p text:style-name="P42">Булево</text:p>
          </table:table-cell>
          <table:table-cell table:style-name="Таблица1.D2" office:value-type="string">
            <text:p text:style-name="P37">Обязательно</text:p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B2" office:value-type="string">
            <text:p text:style-name="P38">Показывать верхнюю границу<text:span text:style-name="T18">&lt;bool&gt;</text:span></text:p>
          </table:table-cell>
          <table:table-cell table:style-name="Таблица1.B2" office:value-type="string">
            <text:p text:style-name="P42">Булево</text:p>
          </table:table-cell>
          <table:table-cell table:style-name="Таблица1.D2" office:value-type="string">
            <text:p text:style-name="P41">Обязательно</text:p>
          </table:table-cell>
        </table:table-row>
        <table:table-row>
          <table:table-cell table:style-name="Таблица1.A3" office:value-type="string">
            <text:p text:style-name="P38"/>
          </table:table-cell>
          <table:table-cell table:style-name="Таблица1.B3" office:value-type="string">
            <text:p text:style-name="P38">Иконка поля<text:span text:style-name="T18">&lt;string&gt;</text:span></text:p>
          </table:table-cell>
          <table:table-cell table:style-name="Таблица1.B3" office:value-type="string">
            <text:p text:style-name="P39">Строка</text:p>
          </table:table-cell>
          <table:table-cell table:style-name="Таблица1.D3" office:value-type="string">
            <text:p text:style-name="P39">Опционально</text:p>
          </table:table-cell>
        </table:table-row>
      </table:table>
      <text:p text:style-name="P16"><text:span text:style-name="T8">Примечание: Имя иконки это имя </text:span><text:span text:style-name="T21">svg </text:span><text:span text:style-name="T8">файла без расширения, расположенного в папке «qml\resources\svg» относительно корневой папки программы IntegraPlanetEarth</text:span></text:p>
      <text:p text:style-name="P32"/>
      <text:p text:style-name="P33"/>
      <text:p text:style-name="P13"><text:span text:style-name="T1"><text:tab/>Пользователь должен последовательно выбрать и настроить требуемые для отображения поля </text:span><text:span text:style-name="T9">путем установки флага напротив каждого поля и последующей настройки свойств поля</text:span><text:span text:style-name="T1">. </text:span><text:span text:style-name="T9">Формирование </text:span><text:span text:style-name="T7">текст</text:span><text:span text:style-name="T9">а</text:span><text:span text:style-name="T7"> выходного файла </text:span><text:span text:style-name="T9">должно происходить автоматически </text:span><text:span text:style-name="T7">по </text:span><text:span text:style-name="T9">следующему </text:span><text:span text:style-name="T7">шаблону :</text:span></text:p>
      <text:p text:style-name="P3"/>
      <text:p text:style-name="P1"><text:span text:style-name="T40">import</text:span><text:span text:style-name="T32"> </text:span><text:span text:style-name="T7">QtQuick</text:span><text:span text:style-name="T32"> </text:span><text:span text:style-name="T7">2.0</text:span></text:p>
      <text:p text:style-name="P4"><text:span text:style-name="T39">import</text:span><text:span text:style-name="T31"> </text:span><text:span text:style-name="T41">"../../Components"</text:span></text:p>
      <text:p text:style-name="P6">ComplexWidget{</text:p>
      <text:p text:style-name="P6"><text:span text:style-name="T31"><text:s text:c="4"/></text:span><text:span text:style-name="T36">analog_params</text:span>:<text:span text:style-name="T31"> </text:span>{</text:p>
      <text:p text:style-name="P6"><text:span text:style-name="T31"><text:s text:c="20"/></text:span>&lt;index&gt;:<text:span text:style-name="T31"> </text:span>[&lt;field<text:span text:style-name="T31"> </text:span>name&gt;,<text:span text:style-name="T31"> </text:span>&lt;caption&gt;,<text:span text:style-name="T31"> </text:span>&lt;lowBound&gt;,<text:span text:style-name="T31"> </text:span>&lt;highBiund&gt;],</text:p>
      <text:p text:style-name="P6"><text:span text:style-name="T31"><text:s text:c="20"/></text:span>...</text:p>
      <text:p text:style-name="P4"><text:span text:style-name="T31"><text:s text:c="4"/></text:span>}</text:p>
      <text:p text:style-name="P6"><text:span text:style-name="T31"><text:s text:c="4"/></text:span><text:span text:style-name="T36">text_params</text:span>:{</text:p>
      <text:p text:style-name="P6"><text:span text:style-name="T31"><text:s text:c="16"/></text:span>&lt;index&gt;:<text:span text:style-name="T31"> </text:span>[&lt;field<text:span text:style-name="T31"> </text:span>name&gt;,<text:span text:style-name="T31"> </text:span>&lt;caption&gt;],</text:p>
      <text:p text:style-name="P4"><text:span text:style-name="T31"><text:s text:c="16"/></text:span>...</text:p>
      <text:p text:style-name="P4"><text:span text:style-name="T31"><text:s text:c="4"/></text:span>}</text:p>
      <text:p text:style-name="P6"><text:span text:style-name="T31"><text:s text:c="4"/></text:span><text:span text:style-name="T36">param_icons</text:span>:{</text:p>
      <text:p text:style-name="P6"><text:span text:style-name="T31"><text:s text:c="8"/></text:span>&lt;field<text:span text:style-name="T31"> </text:span>name&gt;<text:span text:style-name="T31"> </text:span>:<text:span text:style-name="T31"> </text:span>&lt;icon<text:span text:style-name="T31"> </text:span>name&gt;,</text:p>
      <text:p text:style-name="P6"><text:span text:style-name="T31"><text:s text:c="4"/></text:span>}</text:p>
      <text:p text:style-name="P4">}</text:p>
      <text:p text:style-name="P14"><text:span text:style-name="T1"><text:tab/>Значением поля <text:s/></text:span><text:span text:style-name="T37">analog_params</text:span><text:span text:style-name="T34"> </text:span><text:span text:style-name="T27">должен быть </text:span><text:span text:style-name="T30">JSON </text:span><text:span text:style-name="T28">объект, содержащий в себе записи о полях, которым пользователь установил тип «Аналоговое». Формат записи :</text:span></text:p>
      <text:p text:style-name="P8"><text:span text:style-name="T25">&lt;</text:span><text:span text:style-name="T27">Индекс поля </text:span><text:span text:style-name="T25">&gt; </text:span><text:span text:style-name="T27">: </text:span><text:span text:style-name="T25">[</text:span><text:span text:style-name="T27"> Имя поля, Подпись, Нижняя граница, Верхняя граница </text:span><text:span text:style-name="T25">]</text:span></text:p>
      <text:p text:style-name="P15"><text:span text:style-name="T7"><text:tab/>Значением поля <text:s/></text:span><text:span text:style-name="T38">text_params</text:span><text:span text:style-name="T35"> </text:span><text:span text:style-name="T29">должен быть </text:span><text:span text:style-name="T30">JSON </text:span><text:span text:style-name="T28">объект, содержащий в себе записи о полях, которым пользователь установил тип «Текстовое». Формат записи :</text:span></text:p>
      <text:p text:style-name="P8"><text:span text:style-name="T25">&lt;</text:span><text:span text:style-name="T27">Индекс поля </text:span><text:span text:style-name="T25">&gt; </text:span><text:span text:style-name="T27">: </text:span><text:span text:style-name="T25">[</text:span><text:span text:style-name="T27"> Имя поля, Подпись </text:span><text:span text:style-name="T25">]</text:span></text:p>
      <text:p text:style-name="P15"><text:span text:style-name="T7"><text:tab/>Значением поля <text:s/></text:span><text:span text:style-name="T38">param_icon</text:span><text:span text:style-name="T35"> </text:span><text:span text:style-name="T29">должен быть </text:span><text:span text:style-name="T30">JSON </text:span><text:span text:style-name="T28">объект, содержащий в себе записи о полях, которым пользователь установил тип «Аналоговое» и у которых задано свойство «</text:span><text:span text:style-name="T26">Иконка поля</text:span><text:span text:style-name="T28">». Формат записи : </text:span><text:span text:style-name="T30">&lt;</text:span><text:span text:style-name="T28">Имя поля </text:span><text:span text:style-name="T30">&gt; </text:span><text:span text:style-name="T28">: </text:span><text:span text:style-name="T30">&lt;</text:span><text:span text:style-name="T28">Иконка поля</text:span><text:span text:style-name="T30">&gt;</text:span></text:p>
      <text:p text:style-name="P22"/>
      <text:p text:style-name="P24"><text:soft-page-break/>Примечание: индексы полей для каждой из групп не должны иметь совпадений. Совпадения индексов в разных группах допускаются.</text:p>
      <text:p text:style-name="P24"/>
      <text:p text:style-name="P23"><text:s/>Пример текста выходного файла :</text:p>
      <text:p text:style-name="P22"/>
      <text:p text:style-name="P2">import QtQuick 2.0</text:p>
      <text:p text:style-name="P5">import "../../Components"</text:p>
      <text:p text:style-name="P7">ComplexWidget{</text:p>
      <text:p text:style-name="P7"><text:s text:c="4"/>analog_params: {</text:p>
      <text:p text:style-name="P7"><text:s text:c="20"/>1: ["temperature", "C", true, true],</text:p>
      <text:p text:style-name="P7"><text:s text:c="20"/>2: ["voltage", "В", true, true],</text:p>
      <text:p text:style-name="P5"><text:s text:c="20"/>3: ["alt_voltage", "В", true, true]</text:p>
      <text:p text:style-name="P5"><text:s text:c="4"/>}</text:p>
      <text:p text:style-name="P7"><text:s text:c="4"/>text_params:{</text:p>
      <text:p text:style-name="P7"><text:s text:c="16"/>1: ["controller_type",""],</text:p>
      <text:p text:style-name="P7"><text:s text:c="16"/>2: ["serial", ""],</text:p>
      <text:p text:style-name="P7"><text:s text:c="16"/>3: ["memory_kb", ""],</text:p>
      <text:p text:style-name="P7"><text:s text:c="16"/>5: ["reader_type", ""],</text:p>
      <text:p text:style-name="P5"><text:s text:c="16"/>8: ["manufacturing_date", ""]</text:p>
      <text:p text:style-name="P5"><text:s text:c="4"/>}</text:p>
      <text:p text:style-name="P7"><text:s text:c="4"/>param_icons:{</text:p>
      <text:p text:style-name="P7"><text:s text:c="8"/>"temperature": "summer.svg",</text:p>
      <text:p text:style-name="P7"><text:s text:c="8"/>"voltage": "lightning.svg",</text:p>
      <text:p text:style-name="P7"><text:s text:c="8"/>"alt_voltage": "lightning.svg"</text:p>
      <text:p text:style-name="P7"><text:s text:c="4"/>}</text:p>
      <text:p text:style-name="P7">}</text:p>
      <text:p text:style-name="P27"/>
      <text:p text:style-name="P17">Текст выходного файла должен отображаться в регионе интерфейса «Редактирование файла». <text:s/>Сохранение должно происходить следующим образом:</text:p>
      <text:p text:style-name="P17">Пользователь вводит желаемое имя файла в поле ввода</text:p>
      <text:p text:style-name="P17">Сгенерированный текст записывается в файл <text:span text:style-name="T18">&lt;</text:span>имя файла<text:span text:style-name="T18">&gt;.qml </text:span>по пути <text:span text:style-name="T17">«./qml/SensorView/</text:span><text:span text:style-name="T22">templates</text:span><text:span text:style-name="T17">»</text:span></text:p>
      <text:p text:style-name="P18">в <text:span text:style-name="T42">объект файла </text:span><text:span text:style-name="T45">«views.js» </text:span><text:span text:style-name="T42">добавляется запись следующего формата:</text:span></text:p>
      <text:p text:style-name="P26">&lt;<text:span text:style-name="T1">имя файла виджета</text:span>&gt; <text:span text:style-name="T1">: <text:s/></text:span>&lt;<text:span text:style-name="T1">массив имен выбранных типов</text:span>&gt;<text:span text:style-name="T1">(см. файл ) и эти изменения записываются в файл </text:span><text:span text:style-name="T12">«./qml/SensorView/</text:span><text:span text:style-name="T13">scripts/</text:span><text:span text:style-name="T11">views.js</text:span><text:span text:style-name="T12">»</text:span></text:p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Вопрос<text:span text:style-name="T46">ы</text:span> по генерации виджетов: </text:p>
      <text:p text:style-name="P20"><text:span text:style-name="T46">1. У</text:span> типов устройств не будет картинки?</text:p>
      <text:p text:style-name="P21">2. Выбрали несколько параметров, ввели индекс поля и подпись поля. Тогда каждому параметру будут эти значения присвоены? Т.е. у нескольких будет одинаковая подпись и индек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4:49:08.515000000</meta:creation-date>
    <dc:date>2020-08-06T19:48:48.304000000</dc:date>
    <meta:editing-duration>P2DT3H6M30S</meta:editing-duration>
    <meta:editing-cycles>10</meta:editing-cycles>
    <meta:generator>LibreOffice/5.1.2.2$Windows_x86 LibreOffice_project/d3bf12ecb743fc0d20e0be0c58ca359301eb705f</meta:generator>
    <meta:document-statistic meta:table-count="1" meta:image-count="0" meta:object-count="0" meta:page-count="4" meta:paragraph-count="102" meta:word-count="717" meta:character-count="5640" meta:non-whitespace-character-count="4724"/>
  </office:meta>
</office:document-meta>
</file>